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Text_20_body" style:list-style-name="L1">
      <style:paragraph-properties fo:margin-top="0in" fo:margin-bottom="0in"/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</office:automatic-styles>
  <office:body>
    <office:text>
      <text:h text:style-name="Heading_20_1" text:outline-level="1"><text:bookmark-start text:name="overerving-en-inheritance"/>Overerving en inheritance<text:bookmark-end text:name="overerving-en-inheritance"/></text:h>
      <text:p text:style-name="P1">Fives types of inheritance in python 1) Single Inheritance 2) Multi level Inheritance 3) Hierarchical Inheritance 4) Multiple Inheritance 5) Hybrid Inheritance 6) Cyclic Inheritance</text:p>
      <text:h text:style-name="Heading_20_2" text:outline-level="2"><text:bookmark-start text:name="single-inheritance---contains-single-parent-and-single-child-class"/>Single Inheritance :- contains single parent and single child class<text:bookmark-end text:name="single-inheritance---contains-single-parent-and-single-child-class"/></text:h>
      <text:p text:style-name="P2">class Parent:</text:p>
      <text:p text:style-name="P3"><text:s text:c="4"/>def m1(self):</text:p>
      <text:p text:style-name="P4"><text:s text:c="8"/>print("Parent class Method")</text:p>
      <text:p text:style-name="P5"/>
      <text:p text:style-name="P6"/>
      <text:p text:style-name="P7">class Child(Parent):</text:p>
      <text:p text:style-name="P8"><text:s text:c="4"/>def m2(self):</text:p>
      <text:p text:style-name="P9"><text:s text:c="8"/>print("Child class method")</text:p>
      <text:p text:style-name="P10"/>
      <text:p text:style-name="P11"/>
      <text:p text:style-name="P12">c = Child()</text:p>
      <text:p text:style-name="P13">c.m1()</text:p>
      <text:p text:style-name="P14">c.m2()</text:p>
      <text:p text:style-name="P15">Parent class Method</text:p>
      <text:p text:style-name="P16">Child class method</text:p>
      <text:h text:style-name="Heading_20_2" text:outline-level="2"><text:bookmark-start text:name="multi-level-inheritance---the-concept-of-inheriting-members-from-multiple-classes-to-a-single-child-class-one-after-other-is-called-multiple-level-inheritance"/>Multi level Inheritance :- The concept of inheriting members from multiple classes to a single child class one after other is called MULTIPLE LEVEL INHERITANCE<text:bookmark-end text:name="multi-level-inheritance---the-concept-of-inheriting-members-from-multiple-classes-to-a-single-child-class-one-after-other-is-called-multiple-level-inheritance"/></text:h>
      <text:p text:style-name="P17">class Parent:</text:p>
      <text:p text:style-name="P18"><text:s text:c="4"/>def m1(self):</text:p>
      <text:p text:style-name="P19"><text:s text:c="8"/>print("Parent class object")</text:p>
      <text:p text:style-name="P20"/>
      <text:p text:style-name="P21"/>
      <text:p text:style-name="P22">class Child(Parent):</text:p>
      <text:p text:style-name="P23"><text:s text:c="4"/>def m2(self):</text:p>
      <text:p text:style-name="P24"><text:s text:c="8"/>print("Child class object")</text:p>
      <text:p text:style-name="P25"/>
      <text:p text:style-name="P26"/>
      <text:p text:style-name="P27">class Child2(Child):</text:p>
      <text:p text:style-name="P28"><text:s text:c="4"/>def m3(self):</text:p>
      <text:p text:style-name="P29"><text:s text:c="8"/>print("Child2 class object")</text:p>
      <text:p text:style-name="P30"/>
      <text:p text:style-name="P31"/>
      <text:p text:style-name="P32">c = Child2()</text:p>
      <text:p text:style-name="P33">c.m1()</text:p>
      <text:p text:style-name="P34">c.m2()</text:p>
      <text:p text:style-name="P35">c.m3()</text:p>
      <text:p text:style-name="P36"># Any(multiple) number of levels possible</text:p>
      <text:p text:style-name="P37">Parent class object</text:p>
      <text:p text:style-name="P38">Child class object</text:p>
      <text:p text:style-name="P39">Child2 class object</text:p>
      <text:h text:style-name="Heading_20_2" text:outline-level="2"><text:bookmark-start text:name="hierarchical-inheritance---single-parent-class-multiple-child-clases"/>Hierarchical Inheritance :- single parent class multiple child clases<text:bookmark-end text:name="hierarchical-inheritance---single-parent-class-multiple-child-clases"/></text:h>
      <text:p text:style-name="P40">class Parent:</text:p>
      <text:p text:style-name="P41"><text:s text:c="4"/>def m1(self):</text:p>
      <text:p text:style-name="P42"><text:s text:c="8"/>print("Parent class object")</text:p>
      <text:p text:style-name="P43"/>
      <text:p text:style-name="P44"/>
      <text:p text:style-name="P45">class Child1(Parent):</text:p>
      <text:p text:style-name="P46"><text:s text:c="4"/>def m2(self):</text:p>
      <text:p text:style-name="P47"><text:s text:c="8"/>print("Child1 class object")</text:p>
      <text:p text:style-name="P48"/>
      <text:p text:style-name="P49"/>
      <text:p text:style-name="P50">class Child2(Parent):</text:p>
      <text:p text:style-name="P51"><text:s text:c="4"/>def m3(self):</text:p>
      <text:p text:style-name="P52"><text:s text:c="8"/>print("Child2 class object")</text:p>
      <text:p text:style-name="P53"/>
      <text:p text:style-name="P54"/>
      <text:p text:style-name="P55">c = Child1()</text:p>
      <text:p text:style-name="P56">c.m1()</text:p>
      <text:p text:style-name="P57">c.m2()</text:p>
      <text:p text:style-name="P58"># Here c.m3() will get error</text:p>
      <text:p text:style-name="P59">c = Child2()</text:p>
      <text:p text:style-name="P60">c.m1()</text:p>
      <text:p text:style-name="P61">c.m3()</text:p>
      <text:p text:style-name="P62"># Here c.m2() will get error</text:p>
      <text:p text:style-name="P63">Parent class object</text:p>
      <text:p text:style-name="P64">Child1 class object</text:p>
      <text:p text:style-name="P65">Parent class object</text:p>
      <text:p text:style-name="P66">Child2 class object</text:p>
      <text:h text:style-name="Heading_20_2" text:outline-level="2"><text:bookmark-start text:name="multiple-inheritance---multiple-parent-classes-and-single-chils-class"/>Multiple Inheritance :- Multiple parent classes and single chils class<text:bookmark-end text:name="multiple-inheritance---multiple-parent-classes-and-single-chils-class"/></text:h>
      <text:p text:style-name="P67">class Parent1:</text:p>
      <text:p text:style-name="P68"><text:s text:c="4"/>def m1(self):</text:p>
      <text:p text:style-name="P69"><text:s text:c="8"/>print("Parent1 class object")</text:p>
      <text:p text:style-name="P70"/>
      <text:p text:style-name="P71"/>
      <text:p text:style-name="P72">class Parent2():</text:p>
      <text:p text:style-name="P73"><text:s text:c="4"/>def m2(self):</text:p>
      <text:p text:style-name="P74"><text:s text:c="8"/>print("Parent2 class object")</text:p>
      <text:p text:style-name="P75"/>
      <text:p text:style-name="P76"/>
      <text:p text:style-name="P77">class Child(Parent1, Parent2):</text:p>
      <text:p text:style-name="P78"><text:s text:c="4"/>def m3(self):</text:p>
      <text:p text:style-name="P79"><text:s text:c="8"/>print("Child class object")</text:p>
      <text:p text:style-name="P80"/>
      <text:p text:style-name="P81"/>
      <text:p text:style-name="P82">c = Child()</text:p>
      <text:p text:style-name="P83">c.m1()</text:p>
      <text:p text:style-name="P84">c.m2()</text:p>
      <text:p text:style-name="P85">c.m3()</text:p>
      <text:p text:style-name="P86">Parent1 class object</text:p>
      <text:p text:style-name="P87">Parent2 class object</text:p>
      <text:p text:style-name="P88">Child class object</text:p>
      <text:h text:style-name="Heading_20_3" text:outline-level="3"><text:bookmark-start text:name="hybrid-inheritance---combination-of-all-the-above-inheritances-order-will-be-decided-by-mro-method-resolution-order-algorithm.-even-two-types-of-inheritance-is-used-itis-called-hybrid-inheritance."/>Hybrid Inheritance :- combination of all the above Inheritances order will be decided by MRO Method Resolution Order Algorithm. Even two types of inheritance is used itis called Hybrid Inheritance.<text:bookmark-end text:name="hybrid-inheritance---combination-of-all-the-above-inheritances-order-will-be-decided-by-mro-method-resolution-order-algorithm.-even-two-types-of-inheritance-is-used-itis-called-hybrid-inheritance."/></text:h>
      <text:h text:style-name="Heading_20_3" text:outline-level="3"><text:bookmark-start text:name="cyclic-inheritance"/>Cyclic Inheritance<text:bookmark-end text:name="cyclic-inheritance"/></text:h>
      <text:p text:style-name="P89">class Person:</text:p>
      <text:p text:style-name="P90"><text:s text:c="4"/>def __init__(self, name, age, height, weight):</text:p>
      <text:p text:style-name="P91"><text:s text:c="8"/>self.name = name</text:p>
      <text:p text:style-name="P92"><text:s text:c="8"/>self.age = age</text:p>
      <text:p text:style-name="P93"><text:s text:c="8"/>self.height = height</text:p>
      <text:p text:style-name="P94"><text:s text:c="8"/>self.weight = weight</text:p>
      <text:p text:style-name="P95"/>
      <text:p text:style-name="P96"><text:s text:c="4"/>def display(self):</text:p>
      <text:p text:style-name="P97"><text:s text:c="8"/>print("Name", self.name)</text:p>
      <text:p text:style-name="P98"><text:s text:c="8"/>print("Age", self.age)</text:p>
      <text:p text:style-name="P99"><text:s text:c="8"/>print("Height", self.height)</text:p>
      <text:p text:style-name="P100"><text:s text:c="8"/>print("Weight", self.weight)</text:p>
      <text:p text:style-name="P101"/>
      <text:p text:style-name="P102"/>
      <text:p text:style-name="P103">class Student(Person):</text:p>
      <text:p text:style-name="P104"><text:s text:c="4"/>def __init__(self, name, age, height, weight, rollno, marks):</text:p>
      <text:p text:style-name="P105"><text:s text:c="8"/>self.name = name</text:p>
      <text:p text:style-name="P106"><text:s text:c="8"/>self.age = age</text:p>
      <text:p text:style-name="P107"><text:s text:c="8"/>self.height = height</text:p>
      <text:p text:style-name="P108"><text:s text:c="8"/>self.weight = weight</text:p>
      <text:p text:style-name="P109"><text:s text:c="8"/>self.rollno = rollno</text:p>
      <text:p text:style-name="P110"><text:s text:c="8"/>self.marks = marks</text:p>
      <text:p text:style-name="P111"/>
      <text:p text:style-name="P112"><text:s text:c="4"/>def display(self):</text:p>
      <text:p text:style-name="P113"><text:s text:c="8"/>print("Name", self.name)</text:p>
      <text:p text:style-name="P114"><text:s text:c="8"/>print("Age", self.age)</text:p>
      <text:p text:style-name="P115"><text:s text:c="8"/>print("Height", self.height)</text:p>
      <text:p text:style-name="P116"><text:s text:c="8"/>print("Weight", self.weight)</text:p>
      <text:p text:style-name="P117"><text:s text:c="8"/>print("Rollno", self.rollno)</text:p>
      <text:p text:style-name="P118"><text:s text:c="8"/>print("Marks", self.marks)</text:p>
      <text:p text:style-name="P119"/>
      <text:p text:style-name="P120"/>
      <text:p text:style-name="P121">s = Student("Raj", 25, 5.6, 75, 587, 90)</text:p>
      <text:p text:style-name="P122">s.display()</text:p>
      <text:p text:style-name="P123">Name Raj</text:p>
      <text:p text:style-name="P124">Age 25</text:p>
      <text:p text:style-name="P125">Height 5.6</text:p>
      <text:p text:style-name="P126">Weight 75</text:p>
      <text:p text:style-name="P127">Rollno 587</text:p>
      <text:p text:style-name="P128">Marks 90</text:p>
      <text:p text:style-name="P129"># Now by using super() method</text:p>
      <text:p text:style-name="P130">class Person:</text:p>
      <text:p text:style-name="P131"><text:s text:c="4"/>def __init__(self, name, age, height, weight):</text:p>
      <text:p text:style-name="P132"><text:s text:c="8"/>self.name = name</text:p>
      <text:p text:style-name="P133"><text:s text:c="8"/>self.age = age</text:p>
      <text:p text:style-name="P134"><text:s text:c="8"/>self.height = height</text:p>
      <text:p text:style-name="P135"><text:s text:c="8"/>self.weight = weight</text:p>
      <text:p text:style-name="P136"/>
      <text:p text:style-name="P137"><text:s text:c="4"/>def display(self):</text:p>
      <text:p text:style-name="P138"><text:s text:c="8"/>print("Name", self.name)</text:p>
      <text:p text:style-name="P139"><text:s text:c="8"/>print("Age", self.age)</text:p>
      <text:p text:style-name="P140"><text:s text:c="8"/>print("Height", self.height)</text:p>
      <text:p text:style-name="P141"><text:s text:c="8"/>print("Weight", self.weight)</text:p>
      <text:p text:style-name="P142"/>
      <text:p text:style-name="P143"/>
      <text:p text:style-name="P144">class Student(Person):</text:p>
      <text:p text:style-name="P145"><text:s text:c="4"/>def __init__(self, name, age, height, weight, rollno, marks):</text:p>
      <text:p text:style-name="P146"><text:s text:c="8"/>super().__init__(name, age, height, weight)</text:p>
      <text:p text:style-name="P147"><text:s text:c="8"/>self.rollno = rollno</text:p>
      <text:p text:style-name="P148"><text:s text:c="8"/>self.marks = marks</text:p>
      <text:p text:style-name="P149"/>
      <text:p text:style-name="P150"><text:s text:c="4"/>def display(self):</text:p>
      <text:p text:style-name="P151"><text:s text:c="8"/>super().display()</text:p>
      <text:p text:style-name="P152"><text:s text:c="8"/>print("Rollno", self.rollno)</text:p>
      <text:p text:style-name="P153"><text:s text:c="8"/>print("Marks", self.marks)</text:p>
      <text:p text:style-name="P154"/>
      <text:p text:style-name="P155"/>
      <text:p text:style-name="P156">s = Student("Raj", 25, 5.6, 75, 587, 90)</text:p>
      <text:p text:style-name="P157">s.display()</text:p>
      <text:p text:style-name="P158">Name Raj</text:p>
      <text:p text:style-name="P159">Age 25</text:p>
      <text:p text:style-name="P160">Height 5.6</text:p>
      <text:p text:style-name="P161">Weight 75</text:p>
      <text:p text:style-name="P162">Rollno 587</text:p>
      <text:p text:style-name="P163">Marks 90</text:p>
      <text:p text:style-name="P164">class P:</text:p>
      <text:p text:style-name="P165"><text:s text:c="4"/>def __init__(self):</text:p>
      <text:p text:style-name="P166"><text:s text:c="8"/>print("Parent constructor")</text:p>
      <text:p text:style-name="P167"/>
      <text:p text:style-name="P168"><text:s text:c="4"/>def m1(self):</text:p>
      <text:p text:style-name="P169"><text:s text:c="8"/>print("Parent Instance method")</text:p>
      <text:p text:style-name="P170"/>
      <text:p text:style-name="P171"><text:s text:c="4"/>@classmethod</text:p>
      <text:p text:style-name="P172"><text:s text:c="4"/>def m2(cls):</text:p>
      <text:p text:style-name="P173"><text:s text:c="8"/>print("parent class method")</text:p>
      <text:p text:style-name="P174"/>
      <text:p text:style-name="P175"><text:s text:c="4"/>@staticmethod</text:p>
      <text:p text:style-name="P176"><text:s text:c="4"/>def m3():</text:p>
      <text:p text:style-name="P177"><text:s text:c="8"/>print("Parent static method")</text:p>
      <text:p text:style-name="P178"/>
      <text:p text:style-name="P179"/>
      <text:p text:style-name="P180">class C(P):</text:p>
      <text:p text:style-name="P181"><text:s text:c="4"/>def __init__(self):</text:p>
      <text:p text:style-name="P182"><text:s text:c="8"/>super().__init__()</text:p>
      <text:p text:style-name="P183"><text:s text:c="8"/>super().m1()</text:p>
      <text:p text:style-name="P184"><text:s text:c="8"/>super().m2()</text:p>
      <text:p text:style-name="P185"><text:s text:c="8"/>super().m3()</text:p>
      <text:p text:style-name="P186"/>
      <text:p text:style-name="P187"/>
      <text:p text:style-name="P188">c = C()</text:p>
      <text:p text:style-name="P189">Parent constructor</text:p>
      <text:p text:style-name="P190">Parent Instance method</text:p>
      <text:p text:style-name="P191">parent class method</text:p>
      <text:p text:style-name="P192">Parent static method</text:p>
      <text:h text:style-name="Heading_20_3" text:outline-level="3"><text:bookmark-start text:name="polymorphism"/>POLYMORPHISM<text:bookmark-end text:name="polymorphism"/></text:h>
      <text:p text:style-name="P193">class Book:</text:p>
      <text:p text:style-name="P194"><text:s text:c="4"/>def __init__(self, pages):</text:p>
      <text:p text:style-name="P195"><text:s text:c="8"/>self.pages = pages</text:p>
      <text:p text:style-name="P196"/>
      <text:p text:style-name="P197"><text:s text:c="4"/>def __add__(self, other):</text:p>
      <text:p text:style-name="P198"><text:s text:c="8"/>total_pages = self.pages + other.pages</text:p>
      <text:p text:style-name="P199"><text:s text:c="8"/>return total_pages</text:p>
      <text:p text:style-name="P200"/>
      <text:p text:style-name="P201"/>
      <text:p text:style-name="P202">b1 = Book(200)</text:p>
      <text:p text:style-name="P203">b2 = Book(300)</text:p>
      <text:p text:style-name="P204">print(b1 + b2)</text:p>
      <text:p text:style-name="P205">500</text:p>
      <text:p text:style-name="P206">class Book:</text:p>
      <text:p text:style-name="P207"><text:s text:c="4"/>def __init__(self, pages):</text:p>
      <text:p text:style-name="P208"><text:s text:c="8"/>self.pages = pages</text:p>
      <text:p text:style-name="P209"/>
      <text:p text:style-name="P210"><text:s text:c="4"/>def __add__(self, other):</text:p>
      <text:p text:style-name="P211"><text:s text:c="8"/>total_pages = self.pages + other.pages</text:p>
      <text:p text:style-name="P212"><text:s text:c="8"/>return total_pages</text:p>
      <text:p text:style-name="P213"/>
      <text:p text:style-name="P214"/>
      <text:p text:style-name="P215">b1 = Book(200)</text:p>
      <text:p text:style-name="P216">b2 = Book(300)</text:p>
      <text:p text:style-name="P217">b3 = Book(500)</text:p>
      <text:p text:style-name="P218">print(b1 + b2)</text:p>
      <text:p text:style-name="P219">print(b1 + b3)</text:p>
      <text:p text:style-name="P220">print(b2 + b3)</text:p>
      <text:p text:style-name="P221">print(10 + 20)</text:p>
      <text:p text:style-name="P222">print("POLY" + "MORPHISM")</text:p>
      <text:p text:style-name="P223">500</text:p>
      <text:p text:style-name="P224">700</text:p>
      <text:p text:style-name="P225">800</text:p>
      <text:p text:style-name="P226">30</text:p>
      <text:p text:style-name="P227">POLYMORPHISM</text:p>
      <text:list text:style-name="L1">
        <text:list-item>
          <text:p text:style-name="P228">—–&gt; <text:span text:style-name="T1">add</text:span>()</text:p>
        </text:list-item>
        <text:list-item>
          <text:p text:style-name="P228">——&gt; <text:span text:style-name="T1">sub</text:span>()</text:p>
        </text:list-item>
        <text:list-item>
          <text:p text:style-name="P228">——&gt; <text:span text:style-name="T1">mul</text:span>() / ——&gt; <text:span text:style-name="T1">div</text:span>() // ——&gt; <text:span text:style-name="T1">floordiv</text:span>() ** ——&gt; <text:span text:style-name="T1">pow</text:span>() % ——-&gt; <text:span text:style-name="T1">mod</text:span>()+= —–&gt; <text:span text:style-name="T1">iadd</text:span>() -= ——&gt; <text:span text:style-name="T1">isub</text:span>() *= ——&gt; <text:span text:style-name="T1">imul</text:span>() /= ——&gt; <text:span text:style-name="T1">idiv</text:span>() //= ——&gt; <text:span text:style-name="T1">ifloordiv</text:span>() **= ——&gt; <text:span text:style-name="T1">ipow</text:span>() %= ——-&gt; <text:span text:style-name="T1">imod</text:span>()&lt; —–&gt; <text:span text:style-name="T1">lt</text:span>() &gt; —–&gt; <text:span text:style-name="T1">gt</text:span>() &lt;= —–&gt; <text:span text:style-name="T1">le</text:span>() &gt;= —–&gt; <text:span text:style-name="T1">ge</text:span>() == —–&gt; <text:span text:style-name="T1">eq</text:span>() != —–&gt; <text:span text:style-name="T1">ne</text:span>()</text:p>
        </text:list-item>
      </text:list>
      <text:p text:style-name="P229">class Student:</text:p>
      <text:p text:style-name="P230"><text:s text:c="4"/>def __init__(self, name, marks):</text:p>
      <text:p text:style-name="P231"><text:s text:c="8"/>self.name = name</text:p>
      <text:p text:style-name="P232"><text:s text:c="8"/>self.marks = marks</text:p>
      <text:p text:style-name="P233"/>
      <text:p text:style-name="P234"><text:s text:c="4"/>def __lt__(self, other):</text:p>
      <text:p text:style-name="P235"><text:s text:c="8"/>result = self.marks &lt; other.marks</text:p>
      <text:p text:style-name="P236"><text:s text:c="8"/>return result</text:p>
      <text:p text:style-name="P237"/>
      <text:p text:style-name="P238"><text:s text:c="4"/>def __le__(self, other):</text:p>
      <text:p text:style-name="P239"><text:s text:c="8"/>result = self.marks &lt;= other.marks</text:p>
      <text:p text:style-name="P240"><text:s text:c="8"/>return result</text:p>
      <text:p text:style-name="P241"/>
      <text:p text:style-name="P242"/>
      <text:p text:style-name="P243">s1 = Student("one", 100)</text:p>
      <text:p text:style-name="P244">s2 = Student("two", 200)</text:p>
      <text:p text:style-name="P245">s3 = Student("three", 50)</text:p>
      <text:p text:style-name="P246"/>
      <text:p text:style-name="P247">print(s1 &lt; s2)</text:p>
      <text:p text:style-name="P248">print(s2 &lt; s3)</text:p>
      <text:p text:style-name="P249">print(s3 &lt;= s1)</text:p>
      <text:p text:style-name="P250">True</text:p>
      <text:p text:style-name="P251">False</text:p>
      <text:p text:style-name="P252">True</text:p>
      <text:p text:style-name="P253">class Employee:</text:p>
      <text:p text:style-name="P254"><text:s text:c="4"/>def __init__(self, name, salary):</text:p>
      <text:p text:style-name="P255"><text:s text:c="8"/>self.name = name</text:p>
      <text:p text:style-name="P256"><text:s text:c="8"/>self.salary = salary</text:p>
      <text:p text:style-name="P257"/>
      <text:p text:style-name="P258"><text:s text:c="4"/>def __mul__(self,</text:p>
      <text:p text:style-name="P259"><text:s text:c="16"/>other): <text:s text:c="1"/>## Here in Employee function we used magic function(mul) because in first print function we used "e"(argument in print function) reference variable first</text:p>
      <text:p text:style-name="P260"><text:s text:c="8"/>result = self.salary * other.days</text:p>
      <text:p text:style-name="P261"><text:s text:c="8"/>return result</text:p>
      <text:p text:style-name="P262"/>
      <text:p text:style-name="P263"/>
      <text:p text:style-name="P264">class TimeSheet:</text:p>
      <text:p text:style-name="P265"><text:s text:c="4"/>def __init__(self, name, days):</text:p>
      <text:p text:style-name="P266"><text:s text:c="8"/>self.name = name</text:p>
      <text:p text:style-name="P267"><text:s text:c="8"/>self.days = days</text:p>
      <text:p text:style-name="P268"/>
      <text:p text:style-name="P269"><text:s text:c="4"/>def __mul__(self,</text:p>
      <text:p text:style-name="P270"><text:s text:c="16"/>other): <text:s text:c="1"/>## Here in TimeStamp function we used magic function(mul) because in first print function we used "t"(argument in print function) reference variable first</text:p>
      <text:p text:style-name="P271"><text:s text:c="8"/>result = self.days * other.salary</text:p>
      <text:p text:style-name="P272"><text:s text:c="8"/>return result</text:p>
      <text:p text:style-name="P273"/>
      <text:p text:style-name="P274"/>
      <text:p text:style-name="P275">e = Employee("one", 1000)</text:p>
      <text:p text:style-name="P276">t = TimeSheet("two", 25)</text:p>
      <text:p text:style-name="P277"/>
      <text:p text:style-name="P278">print("This month salary", e * t)</text:p>
      <text:p text:style-name="P279">print("This month salary", t * e)</text:p>
      <text:p text:style-name="P280">This month salary 25000</text:p>
      <text:p text:style-name="P281">This month salary 25000</text:p>
      <text:p text:style-name="P282">class Student:</text:p>
      <text:p text:style-name="P283"><text:s text:c="4"/>def __init__(self, name, marks):</text:p>
      <text:p text:style-name="P284"><text:s text:c="8"/>self.name = name</text:p>
      <text:p text:style-name="P285"><text:s text:c="8"/>self.marks = marks</text:p>
      <text:p text:style-name="P286"/>
      <text:p text:style-name="P287"><text:s text:c="4"/>def __str__(self):</text:p>
      <text:p text:style-name="P288"><text:s text:c="8"/>return self.name</text:p>
      <text:p text:style-name="P289"><text:s text:c="8"/>#return self.marks # Error int type</text:p>
      <text:p text:style-name="P290"/>
      <text:p text:style-name="P291"/>
      <text:p text:style-name="P292">s1 = Student("one", 90)</text:p>
      <text:p text:style-name="P293">s2 = Student("two", 95)</text:p>
      <text:p text:style-name="P294"/>
      <text:p text:style-name="P295">print(s1)</text:p>
      <text:p text:style-name="P296">print(s2)</text:p>
      <text:p text:style-name="P297">one</text:p>
      <text:p text:style-name="P298">two</text:p>
      <text:p text:style-name="P299">class Student:</text:p>
      <text:p text:style-name="P300"><text:s text:c="4"/>def __init__(self, name, marks):</text:p>
      <text:p text:style-name="P301"><text:s text:c="8"/>self.name = name</text:p>
      <text:p text:style-name="P302"><text:s text:c="8"/>self.marks = marks</text:p>
      <text:p text:style-name="P303"/>
      <text:p text:style-name="P304"><text:s text:c="4"/>def __str__(self):</text:p>
      <text:p text:style-name="P305"><text:s text:c="8"/>return "Student with Name:{},Marks:{}".format(self.name, self.marks)</text:p>
      <text:p text:style-name="P306"/>
      <text:p text:style-name="P307"/>
      <text:p text:style-name="P308">s1 = Student("one", 90)</text:p>
      <text:p text:style-name="P309">s2 = Student("two", 95)</text:p>
      <text:p text:style-name="P310"/>
      <text:p text:style-name="P311">print(s1)</text:p>
      <text:p text:style-name="P312">print(s2)</text:p>
      <text:p text:style-name="P313">Student with Name:one,Marks:90</text:p>
      <text:p text:style-name="P314">Student with Name:two,Marks:95</text:p>
      <text:p text:style-name="P315">class Student:</text:p>
      <text:p text:style-name="P316"><text:s text:c="4"/>def __init__(self, name, marks):</text:p>
      <text:p text:style-name="P317"><text:s text:c="8"/>self.name = name</text:p>
      <text:p text:style-name="P318"><text:s text:c="8"/>self.marks = marks</text:p>
      <text:p text:style-name="P319"/>
      <text:p text:style-name="P320"><text:s text:c="4"/>def __str__(self):</text:p>
      <text:p text:style-name="P321"><text:s text:c="8"/>return str(self.marks)</text:p>
      <text:p text:style-name="P322"/>
      <text:p text:style-name="P323"/>
      <text:p text:style-name="P324">s1 = Student("one", 90)</text:p>
      <text:p text:style-name="P325">s2 = Student("two", 95)</text:p>
      <text:p text:style-name="P326">print(s1)</text:p>
      <text:p text:style-name="P327">print(s2)</text:p>
      <text:p text:style-name="P328">90</text:p>
      <text:p text:style-name="P329">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19Z</meta:creation-date>
    <dc:date>2022-12-19T20:35:19Z</dc:date>
  </office:meta>
</office:document-meta>
</file>